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12.277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693cm"/>
    </style:style>
    <style:style style:name="co7" style:family="table-column">
      <style:table-column-properties fo:break-before="auto" style:column-width="1.496cm"/>
    </style:style>
    <style:style style:name="co8" style:family="table-column">
      <style:table-column-properties fo:break-before="auto" style:column-width="1.296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3.143cm"/>
    </style:style>
    <style:style style:name="co11" style:family="table-column">
      <style:table-column-properties fo:break-before="auto" style:column-width="0.672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12.252cm"/>
    </style:style>
    <style:style style:name="co14" style:family="table-column">
      <style:table-column-properties fo:break-before="auto" style:column-width="4.54cm"/>
    </style:style>
    <style:style style:name="co15" style:family="table-column">
      <style:table-column-properties fo:break-before="auto" style:column-width="2.769cm"/>
    </style:style>
    <style:style style:name="co16" style:family="table-column">
      <style:table-column-properties fo:break-before="auto" style:column-width="1.471cm"/>
    </style:style>
    <style:style style:name="co17" style:family="table-column">
      <style:table-column-properties fo:break-before="auto" style:column-width="1.2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  <style:map style:condition="is-true-formula([.H1]=0)" style:apply-style-name="Bad" style:base-cell-address="'Sheet 1'.H1"/>
    </style:style>
    <style:style style:name="ce1" style:family="table-cell" style:parent-style-name="Default">
      <style:map style:condition="is-true-formula([.H1]=0)" style:apply-style-name="Bad" style:base-cell-address="'Sheet 1'.H1"/>
    </style:style>
    <style:style style:name="ce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>
      <style:text-properties fo:font-weight="bold" style:font-weight-asian="bold" style:font-weight-complex="bold"/>
      <style:map style:condition="is-true-formula([.I1]=0)" style:apply-style-name="Bad" style:base-cell-address="'Sheet 2'.I1"/>
    </style:style>
    <style:style style:name="ce12" style:family="table-cell" style:parent-style-name="Default">
      <style:map style:condition="is-true-formula([.I1]=0)" style:apply-style-name="Bad" style:base-cell-address="'Sheet 2'.I1"/>
    </style:style>
  </office:automatic-styles>
  <office:body>
    <office:spreadsheet>
      <table:table table:name="Sheet 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2" table:visibility="collapse" table:default-cell-style-name="ce1"/>
        <table:table-column table:style-name="co9" table:default-cell-style-name="ce1"/>
        <table:table-column table:style-name="co2" table:default-cell-style-name="Default"/>
        <table:table-column table:style-name="co2" table:visibility="collapse" table:default-cell-style-name="Default"/>
        <table:table-column table:style-name="co10" table:visibility="collapse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1006" table:default-cell-style-name="Default"/>
        <table:table-row table:style-name="ro1"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external_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size</text:p>
          </table:table-cell>
          <table:table-cell table:style-name="ce5" office:value-type="string" calcext:value-type="string">
            <text:p>vintage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purchase_price</text:p>
          </table:table-cell>
          <table:table-cell table:style-name="ce5"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matched_id</text:p>
          </table:table-cell>
          <table:table-cell table:style-name="ce3" office:value-type="string" calcext:value-type="string">
            <text:p>matched_type</text:p>
          </table:table-cell>
          <table:table-cell table:style-name="ce3" office:value-type="string" calcext:value-type="string">
            <text:p>matched_name</text:p>
          </table:table-cell>
          <table:table-cell table:style-name="ce3" office:value-type="string" calcext:value-type="string">
            <text:p>matched_winery_name</text:p>
          </table:table-cell>
          <table:table-cell table:style-name="ce3" office:value-type="string" calcext:value-type="string">
            <text:p>score</text:p>
          </table:table-cell>
          <table:table-cell table:style-name="ce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aine Févre - Chablis Premiére Cru Vaulor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h36w3c0fbx3syphgq7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Vaulorent</text:p>
          </table:table-cell>
          <table:table-cell office:value-type="string" calcext:value-type="string">
            <text:p>Domaine William Fèvre</text:p>
          </table:table-cell>
          <table:table-cell office:value-type="float" office:value="39.557976" calcext:value-type="float">
            <text:p>39,557976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erseult Les Clous Villages Bouchard Pére et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xcbz5yyn79mp6j5w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Les Clous</text:p>
          </table:table-cell>
          <table:table-cell office:value-type="string" calcext:value-type="string">
            <text:p>Bouchard Père &amp; Fils</text:p>
          </table:table-cell>
          <table:table-cell office:value-type="float" office:value="41.611816" calcext:value-type="float">
            <text:p>41,61181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maine de la Solitude Chateauneuf du Pap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n5ksh8fncpxmkxbs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allons de la Solitude Châteauneuf-du-Pape</text:p>
          </table:table-cell>
          <table:table-cell office:value-type="string" calcext:value-type="string">
            <text:p>Domaine de la Solitude - Famille Lancon</text:p>
          </table:table-cell>
          <table:table-cell office:value-type="float" office:value="43.43712" calcext:value-type="float">
            <text:p>43,4371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ateau la Confession Saint E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pe0rzy8eg0hagym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</text:p>
          </table:table-cell>
          <table:table-cell office:value-type="string" calcext:value-type="string">
            <text:p>Château La Confession</text:p>
          </table:table-cell>
          <table:table-cell office:value-type="float" office:value="48.392826" calcext:value-type="float">
            <text:p>48,3928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sne Romaneé – Domaine de Pedr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avphghcty0xcgezr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es Perdrix</text:p>
          </table:table-cell>
          <table:table-cell office:value-type="float" office:value="35.664288" calcext:value-type="float">
            <text:p>35,66428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rdeaux Rouge Supérieur AOP – Château Croix-Mout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sa91z083za2w3db88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rdeaux Supérieur</text:p>
          </table:table-cell>
          <table:table-cell office:value-type="string" calcext:value-type="string">
            <text:p>Château Croix Mouton</text:p>
          </table:table-cell>
          <table:table-cell office:value-type="float" office:value="44.82544" calcext:value-type="float">
            <text:p>44,8254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teau Ormes De Pez saint estep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6skgayzky81ms52az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Estèphe</text:p>
          </table:table-cell>
          <table:table-cell office:value-type="string" calcext:value-type="string">
            <text:p>Château Ormes de Pez</text:p>
          </table:table-cell>
          <table:table-cell office:value-type="float" office:value="50.292034" calcext:value-type="float">
            <text:p>50,29203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roplong Mondot <text:s/>1er Grand Cru Classe <text:s/>saint emili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nz7gd45kbwmcyzsf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dot Saint-Émilion Grand Cru</text:p>
          </table:table-cell>
          <table:table-cell office:value-type="string" calcext:value-type="string">
            <text:p>Château Troplong Mondot</text:p>
          </table:table-cell>
          <table:table-cell office:value-type="float" office:value="57.209667" calcext:value-type="float">
            <text:p>57,20966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hâteau Brane-Cantenac Margaux (Grand Cru Classé) 2011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nvjqp3f6f4hft91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(Grand Cru Classé)</text:p>
          </table:table-cell>
          <table:table-cell office:value-type="string" calcext:value-type="string">
            <text:p>Château Brane-Cantenac</text:p>
          </table:table-cell>
          <table:table-cell office:value-type="float" office:value="56.306816" calcext:value-type="float">
            <text:p>56,30681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CARMINA „LOGGI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vpmaek2kxvp6gc1bph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oggia Carmina Prosecco</text:p>
          </table:table-cell>
          <table:table-cell office:value-type="string" calcext:value-type="string">
            <text:p>Carmina</text:p>
          </table:table-cell>
          <table:table-cell office:value-type="float" office:value="45.503532" calcext:value-type="float">
            <text:p>45,50353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kt Castel Monreale Rosé Rametz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mwcgnpj5rkht6k52xf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stel Monreale Brut Rosé</text:p>
          </table:table-cell>
          <table:table-cell office:value-type="string" calcext:value-type="string">
            <text:p>Rametz</text:p>
          </table:table-cell>
          <table:table-cell office:value-type="float" office:value="45.83731" calcext:value-type="float">
            <text:p>45,83731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unda Rosé Sekt -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qpe521fsdwks0g3yf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Arunda</text:p>
          </table:table-cell>
          <table:table-cell office:value-type="float" office:value="28.548937" calcext:value-type="float">
            <text:p>28,5489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itissa Pas Dosé Riserva -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itissa Pas Dosé Riserva - Südtiro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‘ DEL BO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‘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nart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4k2zha41rc9c9bb6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(R de Ruinart) Champagne</text:p>
          </table:table-cell>
          <table:table-cell office:value-type="string" calcext:value-type="string">
            <text:p>Ruinart</text:p>
          </table:table-cell>
          <table:table-cell office:value-type="float" office:value="40.097427" calcext:value-type="float">
            <text:p>40,09742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nart Brut Rose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Rosé Brut Champagne</text:p>
          </table:table-cell>
          <table:table-cell office:value-type="string" calcext:value-type="string">
            <text:p>Ruinart</text:p>
          </table:table-cell>
          <table:table-cell office:value-type="float" office:value="42.64077" calcext:value-type="float">
            <text:p>42,6407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Dom Perignon VINTA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tage Brut Champagne</text:p>
          </table:table-cell>
          <table:table-cell office:value-type="string" calcext:value-type="string">
            <text:p>Dom Pérignon</text:p>
          </table:table-cell>
          <table:table-cell office:value-type="float" office:value="44.29235" calcext:value-type="float">
            <text:p>44,2923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De Blanc de Bl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e7qzp7rr0tzg52d4z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Blanc de Blancs Champagne</text:p>
          </table:table-cell>
          <table:table-cell office:value-type="string" calcext:value-type="string">
            <text:p>De Venoge</text:p>
          </table:table-cell>
          <table:table-cell office:value-type="float" office:value="62.11169" calcext:value-type="float">
            <text:p>62,1116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Ro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e2nsjwd6d805a7zcyk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Rosé Champagne</text:p>
          </table:table-cell>
          <table:table-cell office:value-type="string" calcext:value-type="string">
            <text:p>De Venoge</text:p>
          </table:table-cell>
          <table:table-cell office:value-type="float" office:value="41.829437" calcext:value-type="float">
            <text:p>41,8294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Blanc de Noir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e7qzp7rr0tzg52d4z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Blanc de Blancs Champagne</text:p>
          </table:table-cell>
          <table:table-cell office:value-type="string" calcext:value-type="string">
            <text:p>De Venoge</text:p>
          </table:table-cell>
          <table:table-cell office:value-type="float" office:value="50.170937" calcext:value-type="float">
            <text:p>50,1709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lot Rosé Meris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tmbwdx4fxs7bp0bx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is Merlot Rosè</text:p>
          </table:table-cell>
          <table:table-cell office:value-type="string" calcext:value-type="string">
            <text:p>Kellerei St. Pauls</text:p>
          </table:table-cell>
          <table:table-cell office:value-type="float" office:value="33.807724" calcext:value-type="float">
            <text:p>33,80772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e` - Pfannenstielhof</text:p>
          </table:table-cell>
          <table:table-cell/>
          <table:table-cell office:value-type="string" calcext:value-type="string">
            <text:p>Sieger beim Autochtona Award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fxbzjkjwn1237yr18z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Pfannenstielhof</text:p>
          </table:table-cell>
          <table:table-cell office:value-type="float" office:value="41.665802" calcext:value-type="float">
            <text:p>41,66580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zb94jpm7t501wmk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te Rose</text:p>
          </table:table-cell>
          <table:table-cell office:value-type="string" calcext:value-type="string">
            <text:p>Nals Margreid</text:p>
          </table:table-cell>
          <table:table-cell office:value-type="float" office:value="48.1603" calcext:value-type="float">
            <text:p>48,160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Bio Pieropan Ven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j4ahty016zbqf90z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</text:p>
          </table:table-cell>
          <table:table-cell office:value-type="string" calcext:value-type="string">
            <text:p>Pieropan</text:p>
          </table:table-cell>
          <table:table-cell office:value-type="float" office:value="40.617275" calcext:value-type="float">
            <text:p>40,6172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- CA DEI FRATI Lombarda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Frati Lugana</text:p>
          </table:table-cell>
          <table:table-cell office:value-type="string" calcext:value-type="string">
            <text:p>Cà dei Frati</text:p>
          </table:table-cell>
          <table:table-cell office:value-type="float" office:value="47.855896" calcext:value-type="float">
            <text:p>47,85589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SSJ BASS - GAJA PI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34.624954" calcext:value-type="float">
            <text:p>34,62495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TERLE - EBER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dpchz37phhyxhrgt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terle</text:p>
          </table:table-cell>
          <table:table-cell office:value-type="string" calcext:value-type="string">
            <text:p>Eberlehof</text:p>
          </table:table-cell>
          <table:table-cell office:value-type="float" office:value="48.096443" calcext:value-type="float">
            <text:p>48,09644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-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khs04rxp1dg440685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4.204556" calcext:value-type="float">
            <text:p>34,20455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- EB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2jxv8ss0d30tn6ess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Ebner-Ebenauer</text:p>
          </table:table-cell>
          <table:table-cell office:value-type="float" office:value="33.370377" calcext:value-type="float">
            <text:p>33,37037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- Kellerei Gi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pm821k2czmn9xt9z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Girlan</text:p>
          </table:table-cell>
          <table:table-cell office:value-type="float" office:value="32.80421" calcext:value-type="float">
            <text:p>32,80421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“Punggl” Kellerei Nals Margreid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nggl Pinot Grigio</text:p>
          </table:table-cell>
          <table:table-cell office:value-type="string" calcext:value-type="string">
            <text:p>Nals Margreid</text:p>
          </table:table-cell>
          <table:table-cell office:value-type="float" office:value="58.922432" calcext:value-type="float">
            <text:p>58,92243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 -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ebner Pinot Grigio</text:p>
          </table:table-cell>
          <table:table-cell office:value-type="string" calcext:value-type="string">
            <text:p>Tramin</text:p>
          </table:table-cell>
          <table:table-cell office:value-type="float" office:value="45.202538" calcext:value-type="float">
            <text:p>45,20253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. Vorberg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Terlan (Terlano)</text:p>
          </table:table-cell>
          <table:table-cell office:value-type="float" office:value="46.11953" calcext:value-type="float">
            <text:p>46,1195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“Sirmian” Kellerei Nals Margreid</text:p>
          </table:table-cell>
          <table:table-cell/>
          <table:table-cell office:value-type="string" calcext:value-type="string">
            <text:p>Gambero Rosso 3 Bicchieri, James Suckling 95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rmian Pinot Bianco</text:p>
          </table:table-cell>
          <table:table-cell office:value-type="string" calcext:value-type="string">
            <text:p>Nals Margreid</text:p>
          </table:table-cell>
          <table:table-cell office:value-type="float" office:value="48.194134" calcext:value-type="float">
            <text:p>48,19413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„Tecum“ Weingut Castelfeder nur Magnum 1,50 l -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mwg9rwheq6gt9kqzd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um Pinot Bianco</text:p>
          </table:table-cell>
          <table:table-cell office:value-type="string" calcext:value-type="string">
            <text:p>Castelfeder</text:p>
          </table:table-cell>
          <table:table-cell office:value-type="float" office:value="36.70165" calcext:value-type="float">
            <text:p>36,701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PRAEPOSITUS“ - NEUSTIFT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positus Sylva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457306" calcext:value-type="float">
            <text:p>32,45730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Geieregg“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varmm99zfg3da00wn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ieregg Riesling</text:p>
          </table:table-cell>
          <table:table-cell office:value-type="string" calcext:value-type="string">
            <text:p>Himmelreich-Hof</text:p>
          </table:table-cell>
          <table:table-cell office:value-type="float" office:value="37.975166" calcext:value-type="float">
            <text:p>37,97516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„PRAEPOSITUS“ - KLOSTER NEUSTIFT</text:p>
          </table:table-cell>
          <table:table-cell/>
          <table:table-cell office:value-type="string" calcext:value-type="string">
            <text:p>Wine Hunter Award Platinum &amp; Gold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positus Ker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804077" calcext:value-type="float">
            <text:p>32,80407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Magred“ Kellerei Nals Margreid</text:p>
          </table:table-cell>
          <table:table-cell/>
          <table:table-cell office:value-type="string" calcext:value-type="string">
            <text:p>James Suckling 92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z7npg54r64bbttk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red Chardonnay</text:p>
          </table:table-cell>
          <table:table-cell office:value-type="string" calcext:value-type="string">
            <text:p>Nals Margreid</text:p>
          </table:table-cell>
          <table:table-cell office:value-type="float" office:value="64.4836" calcext:value-type="float">
            <text:p>64,483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Bioland“ Riedingerhof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cw4dg7645shfpc7k0p9fhv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Riedingerhof</text:p>
          </table:table-cell>
          <table:table-cell office:value-type="float" office:value="35.13333" calcext:value-type="float">
            <text:p>35,1333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KREUTH“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Kreuth</text:p>
          </table:table-cell>
          <table:table-cell office:value-type="string" calcext:value-type="string">
            <text:p>Terlan (Terlano)</text:p>
          </table:table-cell>
          <table:table-cell office:value-type="float" office:value="51.752426" calcext:value-type="float">
            <text:p>51,7524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„Baron Salvadori“ Kellerei Nals Margreid</text:p>
          </table:table-cell>
          <table:table-cell/>
          <table:table-cell office:value-type="string" calcext:value-type="string">
            <text:p>James Suckling 95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Salvadori Chardonnay Riserva</text:p>
          </table:table-cell>
          <table:table-cell office:value-type="string" calcext:value-type="string">
            <text:p>Nals Margreid</text:p>
          </table:table-cell>
          <table:table-cell office:value-type="float" office:value="60.039192" calcext:value-type="float">
            <text:p>60,03919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Troy“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oy Reserva Chardonnay</text:p>
          </table:table-cell>
          <table:table-cell office:value-type="string" calcext:value-type="string">
            <text:p>Tramin</text:p>
          </table:table-cell>
          <table:table-cell office:value-type="float" office:value="35.437332" calcext:value-type="float">
            <text:p>35,43733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Myra” Ansitz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sm3nxqjhebp455yp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Ansitz Waldgries</text:p>
          </table:table-cell>
          <table:table-cell office:value-type="float" office:value="54.90472" calcext:value-type="float">
            <text:p>54,9047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„MANTELE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ele Sauvignon</text:p>
          </table:table-cell>
          <table:table-cell office:value-type="string" calcext:value-type="string">
            <text:p>Nals Margreid</text:p>
          </table:table-cell>
          <table:table-cell office:value-type="float" office:value="53.250618" calcext:value-type="float">
            <text:p>53,25061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Lafoa” Kellerei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fóa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937553" calcext:value-type="float">
            <text:p>33,93755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SELIDA”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ida Gewürztraminer</text:p>
          </table:table-cell>
          <table:table-cell office:value-type="string" calcext:value-type="string">
            <text:p>Tramin</text:p>
          </table:table-cell>
          <table:table-cell office:value-type="float" office:value="41.08855" calcext:value-type="float">
            <text:p>41,0885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CONCERTO”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r3bs9rtscwvae7k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ncerto Grosso Gewürztraminer</text:p>
          </table:table-cell>
          <table:table-cell office:value-type="string" calcext:value-type="string">
            <text:p>Elena Walch</text:p>
          </table:table-cell>
          <table:table-cell office:value-type="float" office:value="50.288765" calcext:value-type="float">
            <text:p>50,2887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Nussbaumer”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ssbaumer Gewürztraminer</text:p>
          </table:table-cell>
          <table:table-cell office:value-type="string" calcext:value-type="string">
            <text:p>Tramin</text:p>
          </table:table-cell>
          <table:table-cell office:value-type="float" office:value="42.89746" calcext:value-type="float">
            <text:p>42,8974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Klassich Cuvee -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 (Classico)</text:p>
          </table:table-cell>
          <table:table-cell office:value-type="string" calcext:value-type="string">
            <text:p>Terlan (Terlano)</text:p>
          </table:table-cell>
          <table:table-cell office:value-type="float" office:value="53.601616" calcext:value-type="float">
            <text:p>53,60161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Giovo“ Cuvee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0.461937" calcext:value-type="float">
            <text:p>60,4619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“Nova Domus” Riserva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Nova Domus Terlaner</text:p>
          </table:table-cell>
          <table:table-cell office:value-type="string" calcext:value-type="string">
            <text:p>Terlan (Terlano)</text:p>
          </table:table-cell>
          <table:table-cell office:value-type="float" office:value="56.6123" calcext:value-type="float">
            <text:p>56,612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Dolomytos“ Weisswein Cuvee Weingut Dolomytos</text:p>
          </table:table-cell>
          <table:table-cell/>
          <table:table-cell office:value-type="string" calcext:value-type="string">
            <text:p>Cuvee aus Südtiroler und Griechischen Rebsorten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</text:p>
          </table:table-cell>
          <table:table-cell office:value-type="float" office:value="82.78138" calcext:value-type="float">
            <text:p>82,7813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“Beyond The Clouds” Cuvee Weingut Elena Walch</text:p>
          </table:table-cell>
          <table:table-cell/>
          <table:table-cell office:value-type="string" calcext:value-type="string">
            <text:p>GamberoRosso . Veronelli . Bibenda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7.006565" calcext:value-type="float">
            <text:p>57,0065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LR“ Cuvee Kellerei Schreckbichl</text:p>
          </table:table-cell>
          <table:table-cell/>
          <table:table-cell office:value-type="string" calcext:value-type="string">
            <text:p>Falstaff : 95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598526" calcext:value-type="float">
            <text:p>34,5985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Nama“ Cuvee Kellerei Nals Margreid</text:p>
          </table:table-cell>
          <table:table-cell/>
          <table:table-cell office:value-type="string" calcext:value-type="string">
            <text:p>Robert Parker 96 Punkte, James Suckling 97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ls Margreid</text:p>
          </table:table-cell>
          <table:table-cell office:value-type="float" office:value="48.86843" calcext:value-type="float">
            <text:p>48,8684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Appius“ Cuvee Kellerei St. Michael - Eppan</text:p>
          </table:table-cell>
          <table:table-cell/>
          <table:table-cell office:value-type="string" calcext:value-type="string">
            <text:p>Robert Parker 95+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49.299347" calcext:value-type="float">
            <text:p>49,29934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„SCHICKENBURG“ -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1mqv62ngwhn5zcqt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 von Meran Schickenburg</text:p>
          </table:table-cell>
          <table:table-cell office:value-type="string" calcext:value-type="string">
            <text:p>Kellerei Meran</text:p>
          </table:table-cell>
          <table:table-cell office:value-type="float" office:value="50.688896" calcext:value-type="float">
            <text:p>50,68889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 - KELLEREI WALDGRIES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xmrh60e659pcec8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Ansitz Waldgries</text:p>
          </table:table-cell>
          <table:table-cell office:value-type="float" office:value="40.762783" calcext:value-type="float">
            <text:p>40,76278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„Bischofsleiten“ Castel Sallegg</text:p>
          </table:table-cell>
          <table:table-cell/>
          <table:table-cell office:value-type="string" calcext:value-type="string">
            <text:p>Gambero Rosso 3 bicchieri, VERNATSCH-CUP: Vernatsch des Jahres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52.2974" calcext:value-type="float">
            <text:p>52,297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„Gschleier“ Alte Reben Kellerei Girlan</text:p>
          </table:table-cell>
          <table:table-cell/>
          <table:table-cell office:value-type="string" calcext:value-type="string">
            <text:p>FALSTAFF : 93 Pkt., VERNATSCH-CUP: Vernatsch des Jahres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schleier Vernatsch Alte Reben</text:p>
          </table:table-cell>
          <table:table-cell office:value-type="string" calcext:value-type="string">
            <text:p>Girlan</text:p>
          </table:table-cell>
          <table:table-cell office:value-type="float" office:value="55.21714" calcext:value-type="float">
            <text:p>55,2171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. Anrar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hs4297dbhyg8ngnv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rar Pinot Noir</text:p>
          </table:table-cell>
          <table:table-cell office:value-type="string" calcext:value-type="string">
            <text:p>Andrian</text:p>
          </table:table-cell>
          <table:table-cell office:value-type="float" office:value="34.247448" calcext:value-type="float">
            <text:p>34,24744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. Baltasius schloss engl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z6g9k7q7t7t06j26tp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tasius Pinot Noir Riserva</text:p>
          </table:table-cell>
          <table:table-cell office:value-type="string" calcext:value-type="string">
            <text:p>Schloss Englar</text:p>
          </table:table-cell>
          <table:table-cell office:value-type="float" office:value="49.043873" calcext:value-type="float">
            <text:p>49,04387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VINSCHGAU“ -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1mme1g80nm4fwcj7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schgau Blauburgunder</text:p>
          </table:table-cell>
          <table:table-cell office:value-type="string" calcext:value-type="string">
            <text:p>Kellerei Meran</text:p>
          </table:table-cell>
          <table:table-cell office:value-type="float" office:value="54.830456" calcext:value-type="float">
            <text:p>54,83045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MONTICOL“ -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Terlan (Terlano)</text:p>
          </table:table-cell>
          <table:table-cell office:value-type="float" office:value="51.307217" calcext:value-type="float">
            <text:p>51,30721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air Aton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on Pinot Noir Riserva</text:p>
          </table:table-cell>
          <table:table-cell office:value-type="string" calcext:value-type="string">
            <text:p>Elena Walch</text:p>
          </table:table-cell>
          <table:table-cell office:value-type="float" office:value="51.980625" calcext:value-type="float">
            <text:p>51,98062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maninco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on di Mason</text:p>
          </table:table-cell>
          <table:table-cell office:value-type="string" calcext:value-type="string">
            <text:p>Manincor</text:p>
          </table:table-cell>
          <table:table-cell office:value-type="float" office:value="48.061855" calcext:value-type="float">
            <text:p>48,06185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Trattmann“ Kellerei Girlan</text:p>
          </table:table-cell>
          <table:table-cell/>
          <table:table-cell office:value-type="string" calcext:value-type="string">
            <text:p>Gambero Rosso 3 bicchieri, Robert Parker 94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360096" calcext:value-type="float">
            <text:p>44,36009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Ludwig” Weingut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dwig Pinot Nero</text:p>
          </table:table-cell>
          <table:table-cell office:value-type="string" calcext:value-type="string">
            <text:p>Elena Walch</text:p>
          </table:table-cell>
          <table:table-cell office:value-type="float" office:value="48.786385" calcext:value-type="float">
            <text:p>48,78638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“Renaissance” Gump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wwcz6ybdn4p3n24a180r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naissance Pinot Noir Riserva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3.276" calcext:value-type="float">
            <text:p>43,27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“Ponkler”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ònkler</text:p>
          </table:table-cell>
          <table:table-cell office:value-type="string" calcext:value-type="string">
            <text:p>Franz Haas</text:p>
          </table:table-cell>
          <table:table-cell office:value-type="float" office:value="43.524548" calcext:value-type="float">
            <text:p>43,52454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Curlan” Kellerei Girlan</text:p>
          </table:table-cell>
          <table:table-cell/>
          <table:table-cell office:value-type="string" calcext:value-type="string">
            <text:p>Robert Parker 93 Punkte Falstaff 95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rlan Pinot Noir Riserva</text:p>
          </table:table-cell>
          <table:table-cell office:value-type="string" calcext:value-type="string">
            <text:p>Girlan</text:p>
          </table:table-cell>
          <table:table-cell office:value-type="float" office:value="49.491077" calcext:value-type="float">
            <text:p>49,49107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THE WINE COLLECTION”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Wine Collection Pinot Noir Riserva</text:p>
          </table:table-cell>
          <table:table-cell office:value-type="string" calcext:value-type="string">
            <text:p>St. Michael-Eppan</text:p>
          </table:table-cell>
          <table:table-cell office:value-type="float" office:value="47.689754" calcext:value-type="float">
            <text:p>47,68975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Vigna Ganger“ Kellerei Girlan</text:p>
          </table:table-cell>
          <table:table-cell/>
          <table:table-cell office:value-type="string" calcext:value-type="string">
            <text:p>Robert Parker 95+ Punkte Falstaff 97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Ganger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54304" calcext:value-type="float">
            <text:p>44,5430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„Levad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vad Merlot</text:p>
          </table:table-cell>
          <table:table-cell office:value-type="string" calcext:value-type="string">
            <text:p>Nals Margreid</text:p>
          </table:table-cell>
          <table:table-cell office:value-type="float" office:value="56.82724" calcext:value-type="float">
            <text:p>56,8272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</text:p>
          </table:table-cell>
          <table:table-cell office:value-type="string" calcext:value-type="string">
            <text:p>Cantina Kurtatsch</text:p>
          </table:table-cell>
          <table:table-cell office:value-type="float" office:value="37.024437" calcext:value-type="float">
            <text:p>37,0244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0.18326" calcext:value-type="float">
            <text:p>40,1832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ezfgt6j22j4fnghqks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itan Merlot Riserva</text:p>
          </table:table-cell>
          <table:table-cell office:value-type="string" calcext:value-type="string">
            <text:p>Weingut Pfostl</text:p>
          </table:table-cell>
          <table:table-cell office:value-type="float" office:value="49.590443" calcext:value-type="float">
            <text:p>49,59044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„Gand“ Kellerei Andrian</text:p>
          </table:table-cell>
          <table:table-cell/>
          <table:table-cell office:value-type="string" calcext:value-type="string">
            <text:p>Robert Parker 93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28.599382" calcext:value-type="float">
            <text:p>28,59938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Nussleiten“ Castel Sallegg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ssleiten</text:p>
          </table:table-cell>
          <table:table-cell office:value-type="string" calcext:value-type="string">
            <text:p>Castel Sallegg</text:p>
          </table:table-cell>
          <table:table-cell office:value-type="float" office:value="53.01084" calcext:value-type="float">
            <text:p>53,0108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6.051365" calcext:value-type="float">
            <text:p>46,0513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6.051365" calcext:value-type="float">
            <text:p>46,0513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CAMPANER“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aner Cabernet Sauvignon Riserva</text:p>
          </table:table-cell>
          <table:table-cell office:value-type="string" calcext:value-type="string">
            <text:p>Kaltern</text:p>
          </table:table-cell>
          <table:table-cell office:value-type="float" office:value="32.714386" calcext:value-type="float">
            <text:p>32,71438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„Lafot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y9hn9s2498zg5a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ot Cabernet Riserva</text:p>
          </table:table-cell>
          <table:table-cell office:value-type="string" calcext:value-type="string">
            <text:p>Nals Margreid</text:p>
          </table:table-cell>
          <table:table-cell office:value-type="float" office:value="55.995956" calcext:value-type="float">
            <text:p>55,99595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ISTRICE“ -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93538" calcext:value-type="float">
            <text:p>51,9353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TOREN“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en</text:p>
          </table:table-cell>
          <table:table-cell office:value-type="string" calcext:value-type="string">
            <text:p>Tiefenbrunner</text:p>
          </table:table-cell>
          <table:table-cell office:value-type="float" office:value="40.882755" calcext:value-type="float">
            <text:p>40,88275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VILLA SCHMID - SCHMID OBERRAUT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8b3jve2v3bhek4vafn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Villa Schmid</text:p>
          </table:table-cell>
          <table:table-cell office:value-type="string" calcext:value-type="string">
            <text:p>Schmid Oberrautner</text:p>
          </table:table-cell>
          <table:table-cell office:value-type="float" office:value="96.266945" calcext:value-type="float">
            <text:p>96,26694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g365tt1bdgna30887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itan Lagrein Riserva</text:p>
          </table:table-cell>
          <table:table-cell office:value-type="string" calcext:value-type="string">
            <text:p>Weingut Pfostl</text:p>
          </table:table-cell>
          <table:table-cell office:value-type="float" office:value="52.886665" calcext:value-type="float">
            <text:p>52,8866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„Mirell“ Ansitz Waldgries</text:p>
          </table:table-cell>
          <table:table-cell/>
          <table:table-cell office:value-type="string" calcext:value-type="string">
            <text:p>Gambero Rosso 3 bicchieri, Falstaff 93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rell</text:p>
          </table:table-cell>
          <table:table-cell office:value-type="string" calcext:value-type="string">
            <text:p>Ansitz Waldgries</text:p>
          </table:table-cell>
          <table:table-cell office:value-type="float" office:value="57.666893" calcext:value-type="float">
            <text:p>57,66689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THUSALE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PORPHYR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9.154896" calcext:value-type="float">
            <text:p>59,15489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“Gloria” Weingut Nuss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33.35996" calcext:value-type="float">
            <text:p>33,3599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“Gloria” Weingut Nusser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33.35996" calcext:value-type="float">
            <text:p>33,3599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Perflabiluis Griesbau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e7swjrs3trks81fd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flabilis</text:p>
          </table:table-cell>
          <table:table-cell office:value-type="string" calcext:value-type="string">
            <text:p>Griesbauerhof</text:p>
          </table:table-cell>
          <table:table-cell office:value-type="float" office:value="44.87175" calcext:value-type="float">
            <text:p>44,871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ORILAN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</text:p>
          </table:table-cell>
          <table:table-cell office:value-type="string" calcext:value-type="string">
            <text:p>Terlan (Terlano)</text:p>
          </table:table-cell>
          <table:table-cell office:value-type="float" office:value="53.496376" calcext:value-type="float">
            <text:p>53,49637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SIANO” BIO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 office:value-type="float" office:value="41.773994" calcext:value-type="float">
            <text:p>41,77399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Athos” Ansitz Dolomytos Sack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jsgn8q9afa20srmm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hos</text:p>
          </table:table-cell>
          <table:table-cell office:value-type="string" calcext:value-type="string">
            <text:p>Ansitz Dolomytos</text:p>
          </table:table-cell>
          <table:table-cell office:value-type="float" office:value="59.58343" calcext:value-type="float">
            <text:p>59,5834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TEL CAMPAN”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Merlot</text:p>
          </table:table-cell>
          <table:table-cell office:value-type="string" calcext:value-type="string">
            <text:p>Manincor</text:p>
          </table:table-cell>
          <table:table-cell office:value-type="float" office:value="42.668278" calcext:value-type="float">
            <text:p>42,66827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s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Cantina Kurtatsch</text:p>
          </table:table-cell>
          <table:table-cell office:value-type="float" office:value="30.549747" calcext:value-type="float">
            <text:p>30,54974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aperaia” Kellerei Meran sehr “limitiert”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uper limitiert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3.871895" calcext:value-type="float">
            <text:p>43,87189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- ZEN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Valpolicella Ripasso Superiore</text:p>
          </table:table-cell>
          <table:table-cell office:value-type="string" calcext:value-type="string">
            <text:p>Zenato</text:p>
          </table:table-cell>
          <table:table-cell office:value-type="float" office:value="32.55292" calcext:value-type="float">
            <text:p>32,5529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NOZZOLE - FOLON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4510z7t51yh4wewd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Nozzole Chianti Classico</text:p>
          </table:table-cell>
          <table:table-cell office:value-type="string" calcext:value-type="string">
            <text:p>Tenuta di Nozzole</text:p>
          </table:table-cell>
          <table:table-cell office:value-type="float" office:value="33.82708" calcext:value-type="float">
            <text:p>33,8270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dtayhsp089ks5c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2.407734" calcext:value-type="float">
            <text:p>42,40773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ai Kellerei Fertuna tosca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es5agcj68hd5gda8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ai Maremma Toscana</text:p>
          </table:table-cell>
          <table:table-cell office:value-type="string" calcext:value-type="string">
            <text:p>Fertuna</text:p>
          </table:table-cell>
          <table:table-cell office:value-type="float" office:value="39.20594" calcext:value-type="float">
            <text:p>39,2059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Difese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26w035f1fyngbtc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Difese</text:p>
          </table:table-cell>
          <table:table-cell office:value-type="string" calcext:value-type="string">
            <text:p>Tenuta San Guido</text:p>
          </table:table-cell>
          <table:table-cell office:value-type="float" office:value="40.307587" calcext:value-type="float">
            <text:p>40,30758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0.16155" calcext:value-type="float">
            <text:p>40,1615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 SAN Gui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0.16155" calcext:value-type="float">
            <text:p>40,1615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- COLLOSORB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44.95832" calcext:value-type="float">
            <text:p>44,9583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„La Casa Caparzo”</text:p>
          </table:table-cell>
          <table:table-cell/>
          <table:table-cell office:value-type="string" calcext:value-type="string">
            <text:p>James Suckling 97 Punkte , Robert Parker 93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1pts0qc6257pa9w5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sa 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5.829933" calcext:value-type="float">
            <text:p>45,82993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. Casanova di Neri Tenuta Nuova</text:p>
          </table:table-cell>
          <table:table-cell/>
          <table:table-cell office:value-type="string" calcext:value-type="string">
            <text:p>James Suckling 99/100 , Robert Parker 98/100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uova Brunell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62.615414" calcext:value-type="float">
            <text:p>62,61541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Talenti ‘Piero’</text:p>
          </table:table-cell>
          <table:table-cell/>
          <table:table-cell office:value-type="string" calcext:value-type="string">
            <text:p>James Suckling 100 Punkte, Falstaff 99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ro 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47.622253" calcext:value-type="float">
            <text:p>47,62225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ESTAMATTA” BIBI GRAETZ</text:p>
          </table:table-cell>
          <table:table-cell/>
          <table:table-cell office:value-type="string" calcext:value-type="string">
            <text:p>Robert Parker 96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 Toscana</text:p>
          </table:table-cell>
          <table:table-cell office:value-type="string" calcext:value-type="string">
            <text:p>Bibi Graetz</text:p>
          </table:table-cell>
          <table:table-cell office:value-type="float" office:value="55.35928" calcext:value-type="float">
            <text:p>55,3592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ito Moresco” Nebbiolo Barbera - Merlot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 Langhe</text:p>
          </table:table-cell>
          <table:table-cell office:value-type="string" calcext:value-type="string">
            <text:p>Gaja</text:p>
          </table:table-cell>
          <table:table-cell office:value-type="float" office:value="42.069366" calcext:value-type="float">
            <text:p>42,06936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-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1.459957" calcext:value-type="float">
            <text:p>31,45995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DARMAGI -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 Langhe</text:p>
          </table:table-cell>
          <table:table-cell office:value-type="string" calcext:value-type="string">
            <text:p>Gaja</text:p>
          </table:table-cell>
          <table:table-cell office:value-type="float" office:value="36.93362" calcext:value-type="float">
            <text:p>36,9336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- PIETRO DEL CERO CA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tro Dal Cero Amarone della Valpolicella</text:p>
          </table:table-cell>
          <table:table-cell office:value-type="string" calcext:value-type="string">
            <text:p>Cà dei Frati</text:p>
          </table:table-cell>
          <table:table-cell office:value-type="float" office:value="56.100227" calcext:value-type="float">
            <text:p>56,10022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diciassettesalme etna cattan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hqgny88c4v2vf0vw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Contrada Diciassettesalme Rosso</text:p>
          </table:table-cell>
          <table:table-cell office:value-type="string" calcext:value-type="string">
            <text:p>Cottanera</text:p>
          </table:table-cell>
          <table:table-cell office:value-type="float" office:value="51.31506" calcext:value-type="float">
            <text:p>51,3150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lle al fic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52mghyjybtvaxx7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e Al Fico Toscana</text:p>
          </table:table-cell>
          <table:table-cell office:value-type="string" calcext:value-type="string">
            <text:p>Petra</text:p>
          </table:table-cell>
          <table:table-cell office:value-type="float" office:value="39.268456" calcext:value-type="float">
            <text:p>39,26845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“Comitissa” Pas Dosé Riserva - Südtirol DO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“FRANCIACORTA” CA‘ DEL BO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“LUGANA” - CA DEI FRA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Frati Lugana</text:p>
          </table:table-cell>
          <table:table-cell office:value-type="string" calcext:value-type="string">
            <text:p>Cà dei Frati</text:p>
          </table:table-cell>
          <table:table-cell office:value-type="float" office:value="47.855896" calcext:value-type="float">
            <text:p>47,85589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„Stoan“ Kellerei Trami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0.096176" calcext:value-type="float">
            <text:p>40,09617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Sylvaner „Alte Reben“ Pacher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 office:value-type="float" office:value="47.112045" calcext:value-type="float">
            <text:p>47,11204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SAUVIGNON “QUARZ” -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pino grigio st. michael epp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pj16tf3ed9mnxc7m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t. Michael-Eppan</text:p>
          </table:table-cell>
          <table:table-cell office:value-type="float" office:value="42.29632" calcext:value-type="float">
            <text:p>42,29632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“Trattmann” Pinot Noir Riserva Kellerei Gi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3.65086" calcext:value-type="float">
            <text:p>43,6508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5.342125" calcext:value-type="float">
            <text:p>45,34212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erlot “KUNST.STÜCK” RISERVA DOC <text:s/>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zm23n4bsypkqs0cvt08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.Stück Merlot Riserva</text:p>
          </table:table-cell>
          <table:table-cell office:value-type="string" calcext:value-type="string">
            <text:p>Kaltern</text:p>
          </table:table-cell>
          <table:table-cell office:value-type="float" office:value="42.020145" calcext:value-type="float">
            <text:p>42,02014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GREIN RISERVA “TABER” -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5.4915" calcext:value-type="float">
            <text:p>45,491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LAGREIN RISERVA “PORPHYR” -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8.44566" calcext:value-type="float">
            <text:p>58,4456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“AMISTAR” CUVÉE MAGNUM - PETER SÖLVA</text:p>
          </table:table-cell>
          <table:table-cell/>
          <table:table-cell office:value-type="string" calcext:value-type="string">
            <text:p>WineHunter Award Platinum &amp; Gold</text:p>
          </table:table-cell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 Cuvèe</text:p>
          </table:table-cell>
          <table:table-cell office:value-type="string" calcext:value-type="string">
            <text:p>Peter Sölva</text:p>
          </table:table-cell>
          <table:table-cell office:value-type="float" office:value="43.297096" calcext:value-type="float">
            <text:p>43,29709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„Anticus“ Merlot Cabernet Riserva Kellerei Nals - Ma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49.774136" calcext:value-type="float">
            <text:p>49,774136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villa antinori chianti classic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xjbxzsnqdzshxape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</text:p>
          </table:table-cell>
          <table:table-cell office:value-type="string" calcext:value-type="string">
            <text:p>Antinori</text:p>
          </table:table-cell>
          <table:table-cell office:value-type="float" office:value="46.155254" calcext:value-type="float">
            <text:p>46,15525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fomtalloro toscana felsin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</text:p>
          </table:table-cell>
          <table:table-cell office:value-type="string" calcext:value-type="string">
            <text:p>Fèlsina</text:p>
          </table:table-cell>
          <table:table-cell office:value-type="float" office:value="41.346043" calcext:value-type="float">
            <text:p>41,34604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“TIGNANELLO” - ANTInori TOSKAN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podere le ripi Amar d. fallia <text:s/>toscana ross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avwef7ya7xsapjneazpzm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Ripi Toscana</text:p>
          </table:table-cell>
          <table:table-cell office:value-type="string" calcext:value-type="string">
            <text:p>Podere le Ripi</text:p>
          </table:table-cell>
          <table:table-cell office:value-type="float" office:value="49.726177" calcext:value-type="float">
            <text:p>49,726177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altern</text:p>
          </table:table-cell>
          <table:table-cell office:value-type="float" office:value="31.945658" calcext:value-type="float">
            <text:p>31,94565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üdtiroler Moscato „Rosa“ Castel Salegg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qsxmw6nhm703kat91s5t3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</text:p>
          </table:table-cell>
          <table:table-cell office:value-type="string" calcext:value-type="string">
            <text:p>Castel Sallegg</text:p>
          </table:table-cell>
          <table:table-cell office:value-type="float" office:value="40.26851" calcext:value-type="float">
            <text:p>40,26851</text:p>
          </table:table-cell>
          <table:table-cell table:number-columns-repeated="1006"/>
        </table:table-row>
        <calcext:conditional-formats>
          <calcext:conditional-format calcext:target-range-address="'Sheet 1'.H1:'Sheet 1'.K174">
            <calcext:condition calcext:apply-style-name="Bad" calcext:value="formula-is([.H1]=0)" calcext:base-cell-address="'Sheet 1'.H1"/>
          </calcext:conditional-format>
        </calcext:conditional-formats>
      </table:table>
      <table:table table:name="Sheet 2" table:style-name="ta1">
        <office:forms form:automatic-focus="false" form:apply-design-mode="false"/>
        <table:table-column table:style-name="co11" table:visibility="collapse" table:default-cell-style-name="ce10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2" table:visibility="collapse" table:default-cell-style-name="Default"/>
        <table:table-column table:style-name="co13" table:default-cell-style-name="Default"/>
        <table:table-column table:style-name="co2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ce12"/>
        <table:table-column table:style-name="co17" table:default-cell-style-name="ce12"/>
        <table:table-column table:style-name="co2" table:visibility="collapse" table:default-cell-style-name="ce12"/>
        <table:table-column table:style-name="co9" table:default-cell-style-name="ce12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1010" table:default-cell-style-name="Default"/>
        <table:table-row table:style-name="ro1"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size</text:p>
          </table:table-cell>
          <table:table-cell table:style-name="ce11" office:value-type="string" calcext:value-type="string">
            <text:p>vintage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purchase_price</text:p>
          </table:table-cell>
          <table:table-cell table:style-name="ce11"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table:number-columns-repeated="1010"/>
        </table:table-row>
        <table:table-row table:style-name="ro1">
          <table:table-cell table:formula="of:=IF(ISBLANK([.B2]); &quot;&quot;; 1)" office:value-type="float" office:value="1" calcext:value-type="float">
            <text:p>1</text:p>
          </table:table-cell>
          <table:table-cell office:value-type="string" calcext:value-type="string">
            <text:p>wine_01h0sq494wn3fzrae5avkkf6m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]); &quot;&quot;; 1)" office:value-type="float" office:value="1" calcext:value-type="float">
            <text:p>1</text:p>
          </table:table-cell>
          <table:table-cell office:value-type="string" calcext:value-type="string">
            <text:p>wine_01h0sq48vhhn1brkpy620a1fy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-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5]); &quot;&quot;; 1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ssagne Montrachet Lamy P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6]); &quot;&quot;; 1)">
            <text:p/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7]); &quot;&quot;; 1)">
            <text:p/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8]); &quot;&quot;; 1)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ateau Talbot (4éme cru classé)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9]); &quot;&quot;; 1)">
            <text:p/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ateau Lynch Bages 5eme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0]); &quot;&quot;; 1)" office:value-type="float" office:value="1" calcext:value-type="float">
            <text:p>1</text:p>
          </table:table-cell>
          <table:table-cell office:value-type="string" calcext:value-type="string">
            <text:p>wine_01gzr4ktnt2fyvhxdcpdmzf0m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âteau Daugay Saint-É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1]); &quot;&quot;; 1)" office:value-type="float" office:value="1" calcext:value-type="float">
            <text:p>1</text:p>
          </table:table-cell>
          <table:table-cell office:value-type="string" calcext:value-type="string">
            <text:p>wine_01gzr4ksd78ehmmtvanytr2t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rillon d’Angelus - Saint-E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2]); &quot;&quot;; 1)" office:value-type="float" office:value="1" calcext:value-type="float">
            <text:p>1</text:p>
          </table:table-cell>
          <table:table-cell office:value-type="string" calcext:value-type="string">
            <text:p>wine_01h4pmmgzhpe7y4jsmk8wsmd6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HATEAU PIBRAN PAULILLA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13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14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15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16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17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SALMANAZAR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18]); &quot;&quot;; 1)">
            <text:p/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19]); &quot;&quot;; 1)"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20]); &quot;&quot;; 1)" office:value-type="float" office:value="1" calcext:value-type="float">
            <text:p>1</text:p>
          </table:table-cell>
          <table:table-cell office:value-type="string" calcext:value-type="string">
            <text:p>ROSALIE Cuvee KELLEREI MER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LIE Cuvee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21]); &quot;&quot;; 1)">
            <text:p/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- INNERLEITERHOF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22]); &quot;&quot;; 1)" office:value-type="float" office:value="1" calcext:value-type="float">
            <text:p>1</text:p>
          </table:table-cell>
          <table:table-cell office:value-type="string" calcext:value-type="string">
            <text:p>wine_01j220jqz5w8a4s3gbbxxd212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OSE Rosé Cuvee Weingut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23]); &quot;&quot;; 1)">
            <text:p/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24]); &quot;&quot;; 1)" office:value-type="float" office:value="1" calcext:value-type="float">
            <text:p>1</text:p>
          </table:table-cell>
          <table:table-cell office:value-type="string" calcext:value-type="string">
            <text:p>wine_01h0qzm1tfvf6a3bpfs48vrqc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. Praesulis Gump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25]); &quot;&quot;; 1)" office:value-type="float" office:value="1" calcext:value-type="float">
            <text:p>1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Alte Reben“ Pacher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26]); &quot;&quot;; 1)" office:value-type="float" office:value="1" calcext:value-type="float">
            <text:p>1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Alte Reben“ Pacher 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27]); &quot;&quot;; 1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ÖNNHOFF „TONSCHIEFER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28]); &quot;&quot;; 1)" office:value-type="float" office:value="1" calcext:value-type="float">
            <text:p>1</text:p>
          </table:table-cell>
          <table:table-cell office:value-type="string" calcext:value-type="string">
            <text:p>wine_01h0qzm0axbqydzx212xvsedz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VINSCHGAU“ - FALKENSTEIN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29]); &quot;&quot;; 1)" office:value-type="float" office:value="1" calcext:value-type="float">
            <text:p>1</text:p>
          </table:table-cell>
          <table:table-cell office:value-type="string" calcext:value-type="string">
            <text:p>wine_01h0qzm0ax45vx7esvkqhczts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naduron Falkenstei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0]); &quot;&quot;; 1)" office:value-type="float" office:value="1" calcext:value-type="float">
            <text:p>1</text:p>
          </table:table-cell>
          <table:table-cell office:value-type="string" calcext:value-type="string">
            <text:p>wine_01h0sq47vezrd4vebp8esf2yb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„FELDMARSCHALL“ TIEFENBRUNNER</text:p>
          </table:table-cell>
          <table:table-cell/>
          <table:table-cell office:value-type="string" calcext:value-type="string">
            <text:p>Trebicchieri Gambero Rosso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1]); &quot;&quot;; 1)" office:value-type="float" office:value="1" calcext:value-type="float">
            <text:p>1</text:p>
          </table:table-cell>
          <table:table-cell office:value-type="string" calcext:value-type="string">
            <text:p>wine_01h0sq48vhws9pbek51kw1fe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 der „Vollendete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2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3]); &quot;&quot;; 1)" office:value-type="float" office:value="1" calcext:value-type="float">
            <text:p>1</text:p>
          </table:table-cell>
          <table:table-cell office:value-type="string" calcext:value-type="string">
            <text:p>wine_01h4pmmfh512e49ytdxkctdsdq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uri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4]); &quot;&quot;; 1)" office:value-type="float" office:value="1" calcext:value-type="float">
            <text:p>1</text:p>
          </table:table-cell>
          <table:table-cell office:value-type="string" calcext:value-type="string">
            <text:p>wine_01gzr4ksn07qrknrg486gmvw5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„Der Pfannenstiel“ Pfannensti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5]); &quot;&quot;; 1)" office:value-type="float" office:value="1" calcext:value-type="float">
            <text:p>1</text:p>
          </table:table-cell>
          <table:table-cell office:value-type="string" calcext:value-type="string">
            <text:p>wine_01havwefpyhcj37b1yfss2s6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6]); &quot;&quot;; 1)" office:value-type="float" office:value="1" calcext:value-type="float">
            <text:p>1</text:p>
          </table:table-cell>
          <table:table-cell office:value-type="string" calcext:value-type="string">
            <text:p>wine_01h0sq48vhqt4wdwg8jz9sj34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Exclusiv seine Exzellenz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7]); &quot;&quot;; 1)" office:value-type="float" office:value="1" calcext:value-type="float">
            <text:p>1</text:p>
          </table:table-cell>
          <table:table-cell office:value-type="string" calcext:value-type="string">
            <text:p>wine_01j2220hd653cma24yr76zfbpy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acus” Weingut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8]); &quot;&quot;; 1)" office:value-type="float" office:value="1" calcext:value-type="float">
            <text:p>1</text:p>
          </table:table-cell>
          <table:table-cell office:value-type="string" calcext:value-type="string">
            <text:p>wine_01h0qzm1va6njhczpztgnchk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Zweigelt”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39]); &quot;&quot;; 1)" office:value-type="float" office:value="1" calcext:value-type="float">
            <text:p>1</text:p>
          </table:table-cell>
          <table:table-cell office:value-type="string" calcext:value-type="string">
            <text:p>wine_01j2228b77e6cn3mr38bddnhr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N°2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0]); &quot;&quot;; 1)" office:value-type="float" office:value="1" calcext:value-type="float">
            <text:p>1</text:p>
          </table:table-cell>
          <table:table-cell office:value-type="string" calcext:value-type="string">
            <text:p>wine_01j222g17k8srn0ztm5nvfgaq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Kleine Kammer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1]); &quot;&quot;; 1)" office:value-type="float" office:value="1" calcext:value-type="float">
            <text:p>1</text:p>
          </table:table-cell>
          <table:table-cell office:value-type="string" calcext:value-type="string">
            <text:p>wine_01j222j47m1w53zkk5db3sgbk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Rosenthal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2]); &quot;&quot;; 1)" office:value-type="float" office:value="1" calcext:value-type="float">
            <text:p>1</text:p>
          </table:table-cell>
          <table:table-cell office:value-type="string" calcext:value-type="string">
            <text:p>wine_01gzr4ksd3d7r1nat6d0mmwhhg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olaia”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3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4]); &quot;&quot;; 1)" office:value-type="float" office:value="1" calcext:value-type="float">
            <text:p>1</text:p>
          </table:table-cell>
          <table:table-cell office:value-type="string" calcext:value-type="string">
            <text:p>wine_01h0f3cmcq8trqgcg35yx9h0q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Brunello di montalc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5]); &quot;&quot;; 1)" office:value-type="float" office:value="1" calcext:value-type="float">
            <text:p>1</text:p>
          </table:table-cell>
          <table:table-cell office:value-type="string" calcext:value-type="string">
            <text:p>wine_01h0sq485htby98fz6mmyrx4v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erlot Riserva “Passion Limited Edition” DO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6]); &quot;&quot;; 1)" office:value-type="float" office:value="1" calcext:value-type="float">
            <text:p>1</text:p>
          </table:table-cell>
          <table:table-cell office:value-type="string" calcext:value-type="string">
            <text:p>wine_01j2220hd653cma24yr76zfbpy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“Lacus” Weingut Walter Schullian</text:p>
          </table:table-cell>
          <table:table-cell/>
          <table:table-cell office:value-type="string" calcext:value-type="string">
            <text:p>Jährlich nur 150 Flaschen</text:p>
          </table:table-cell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7]); &quot;&quot;; 1)" office:value-type="float" office:value="1" calcext:value-type="float">
            <text:p>1</text:p>
          </table:table-cell>
          <table:table-cell office:value-type="string" calcext:value-type="string">
            <text:p>wine_01gzr4kt81sdrfzpne7cmmshg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le cupole rosso toscan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48]); &quot;&quot;; 1)" office:value-type="float" office:value="1" calcext:value-type="float">
            <text:p>1</text:p>
          </table:table-cell>
          <table:table-cell office:value-type="string" calcext:value-type="string">
            <text:p>wine_01h0my5rk1ctcdv7h4jba8hn9y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amarone d. v. sant antoni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49]); &quot;&quot;; 1)">
            <text:p/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50]); &quot;&quot;; 1)">
            <text:p/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ETIT MANSENG - KELLEREI ST. PAULS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51]); &quot;&quot;; 1)" office:value-type="float" office:value="1" calcext:value-type="float">
            <text:p>1</text:p>
          </table:table-cell>
          <table:table-cell office:value-type="string" calcext:value-type="string">
            <text:p>wine_01gzr4ksg3h1sse37dbw6657x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E FILER - CA Dei FRAT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52]); &quot;&quot;; 1)">
            <text:p/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Abtei Muri gries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table:formula="of:=IF(ISBLANK([.B53]); &quot;&quot;; 1)">
            <text:p/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ILIAC &amp; KRACHER ICE WINE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calcext:conditional-formats>
          <calcext:conditional-format calcext:target-range-address="'Sheet 2'.I1:'Sheet 2'.L53">
            <calcext:condition calcext:apply-style-name="Bad" calcext:value="formula-is([.I1]=0)" calcext:base-cell-address="'Sheet 2'.I1"/>
          </calcext:conditional-format>
        </calcext:conditional-formats>
      </table:table>
      <table:named-expressions/>
      <table:database-ranges>
        <table:database-range table:name="__Anonymous_Sheet_DB__0" table:target-range-address="'Sheet 1'.A1:'Sheet 1'.R17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5T21:43:48.443144542</dc:date>
    <meta:editing-duration>PT46M4S</meta:editing-duration>
    <meta:editing-cycles>28</meta:editing-cycles>
    <meta:generator>LibreOffice/7.3.7.2$Linux_X86_64 LibreOffice_project/30$Build-2</meta:generator>
    <meta:document-statistic meta:table-count="2" meta:cell-count="2961" meta:object-count="0"/>
  </office:meta>
</office:document-meta>
</file>